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automatic-styles>
    <style:style style:name="P1" style:family="paragraph" style:parent-style-name="_5b_Basic_20_Paragraph_5d_">
      <style:paragraph-properties fo:margin-top="0cm" fo:margin-bottom="0cm" style:contextual-spacing="false"/>
      <style:text-properties style:text-outline="false" style:font-name="Ruda-Bold" fo:font-size="30pt" fo:font-weight="bold" style:font-size-asian="30pt" style:font-weight-asian="bold"/>
    </style:style>
    <style:style style:name="P2" style:family="paragraph" style:parent-style-name="_5b_Basic_20_Paragraph_5d_">
      <style:paragraph-properties fo:margin-top="0cm" fo:margin-bottom="0cm" style:contextual-spacing="false"/>
      <style:text-properties style:text-outline="false" style:font-name="Ruda-Bold" fo:font-size="18pt" fo:font-weight="bold" style:font-size-asian="18pt" style:font-weight-asian="bold"/>
    </style:style>
    <style:style style:name="P3" style:family="paragraph" style:parent-style-name="_5b_Basic_20_Paragraph_5d_">
      <style:paragraph-properties fo:margin-top="0cm" fo:margin-bottom="0cm" style:contextual-spacing="false"/>
      <style:text-properties style:text-outline="false" style:font-name="Ruda"/>
    </style:style>
    <style:style style:name="P4" style:family="paragraph" style:parent-style-name="_5b_Basic_20_Paragraph_5d_">
      <style:paragraph-properties fo:margin-top="0cm" fo:margin-bottom="0cm" style:contextual-spacing="false"/>
      <style:text-properties fo:color="#d80000" style:text-outline="false" style:font-name="Ruda"/>
    </style:style>
    <style:style style:name="P5" style:family="paragraph" style:parent-style-name="Standard">
      <style:text-properties style:font-name="Arial" fo:language="de" fo:country="DE"/>
    </style:style>
    <style:style style:name="P6" style:family="paragraph" style:parent-style-name="_5b_Basic_20_Paragraph_5d_">
      <style:text-properties style:font-name="Arial"/>
    </style:style>
    <style:style style:name="P7" style:family="paragraph" style:parent-style-name="_5b_Basic_20_Paragraph_5d_">
      <style:text-properties style:font-name="Arial" fo:language="de" fo:country="DE"/>
    </style:style>
    <style:style style:name="P8" style:family="paragraph" style:parent-style-name="_5b_Basic_20_Paragraph_5d_">
      <style:text-properties style:font-name="Arial" fo:language="de" fo:country="DE" officeooo:rsid="0010609a" officeooo:paragraph-rsid="0010609a"/>
    </style:style>
    <style:style style:name="P9" style:family="paragraph" style:parent-style-name="_5b_Basic_20_Paragraph_5d_">
      <style:text-properties officeooo:paragraph-rsid="000e7819"/>
    </style:style>
    <style:style style:name="P10" style:family="paragraph" style:parent-style-name="_5b_Basic_20_Paragraph_5d_">
      <style:text-properties officeooo:paragraph-rsid="000f97f0"/>
    </style:style>
    <style:style style:name="P11" style:family="paragraph" style:parent-style-name="_5b_Basic_20_Paragraph_5d_">
      <style:text-properties officeooo:paragraph-rsid="0010609a"/>
    </style:style>
    <style:style style:name="P12" style:family="paragraph" style:parent-style-name="_5b_Basic_20_Paragraph_5d_">
      <style:text-properties officeooo:paragraph-rsid="0010afac"/>
    </style:style>
    <style:style style:name="P13" style:family="paragraph" style:parent-style-name="_5b_Basic_20_Paragraph_5d_">
      <style:text-properties officeooo:paragraph-rsid="0012adef"/>
    </style:style>
    <style:style style:name="P14" style:family="paragraph" style:parent-style-name="_5b_Basic_20_Paragraph_5d_">
      <style:text-properties officeooo:paragraph-rsid="00159c87"/>
    </style:style>
    <style:style style:name="P15" style:family="paragraph" style:parent-style-name="_5b_Basic_20_Paragraph_5d_">
      <style:text-properties style:text-outline="false" style:font-name="Ruda" officeooo:paragraph-rsid="00188185"/>
    </style:style>
    <style:style style:name="P16" style:family="paragraph" style:parent-style-name="_5b_Basic_20_Paragraph_5d_">
      <style:text-properties officeooo:paragraph-rsid="00188185"/>
    </style:style>
    <style:style style:name="P17" style:family="paragraph" style:parent-style-name="_5b_Basic_20_Paragraph_5d_">
      <style:text-properties officeooo:paragraph-rsid="0018e9c6"/>
    </style:style>
    <style:style style:name="P18" style:family="paragraph" style:parent-style-name="_5b_Basic_20_Paragraph_5d_">
      <style:paragraph-properties fo:margin-top="0cm" fo:margin-bottom="0cm" style:contextual-spacing="false"/>
      <style:text-properties fo:color="#00ffff" style:text-outline="false" style:font-name="Ruda"/>
    </style:style>
    <style:style style:name="P19" style:family="paragraph" style:parent-style-name="_5b_Basic_20_Paragraph_5d_">
      <style:paragraph-properties fo:margin-top="0cm" fo:margin-bottom="0cm" style:contextual-spacing="false"/>
      <style:text-properties fo:color="#00ffff" style:text-outline="false" style:font-name="Ruda" officeooo:paragraph-rsid="000e7819"/>
    </style:style>
    <style:style style:name="P20" style:family="paragraph" style:parent-style-name="_5b_Basic_20_Paragraph_5d_">
      <style:paragraph-properties fo:margin-top="0cm" fo:margin-bottom="0cm" style:contextual-spacing="false"/>
      <style:text-properties style:font-name="Arial" fo:language="de" fo:country="DE"/>
    </style:style>
    <style:style style:name="P21" style:family="paragraph" style:parent-style-name="_5b_Basic_20_Paragraph_5d_">
      <style:paragraph-properties fo:margin-top="0cm" fo:margin-bottom="0cm" style:contextual-spacing="false"/>
      <style:text-properties style:font-name="Arial" fo:language="de" fo:country="DE" officeooo:rsid="0012adef" officeooo:paragraph-rsid="0012adef"/>
    </style:style>
    <style:style style:name="P22" style:family="paragraph" style:parent-style-name="_5b_Basic_20_Paragraph_5d_">
      <style:paragraph-properties fo:margin-top="0cm" fo:margin-bottom="0cm" style:contextual-spacing="false"/>
      <style:text-properties style:font-name="Arial" fo:language="de" fo:country="DE" officeooo:rsid="00131396" officeooo:paragraph-rsid="00131396"/>
    </style:style>
    <style:style style:name="P23" style:family="paragraph" style:parent-style-name="_5b_Basic_20_Paragraph_5d_">
      <style:paragraph-properties fo:margin-top="0cm" fo:margin-bottom="0cm" style:contextual-spacing="false"/>
      <style:text-properties style:font-name="Arial" fo:language="de" fo:country="DE" officeooo:rsid="00131396" officeooo:paragraph-rsid="0019bbb3"/>
    </style:style>
    <style:style style:name="P24" style:family="paragraph" style:parent-style-name="_5b_Basic_20_Paragraph_5d_">
      <style:paragraph-properties fo:margin-top="0cm" fo:margin-bottom="0cm" style:contextual-spacing="false"/>
      <style:text-properties style:font-name="Arial" fo:language="de" fo:country="DE" officeooo:rsid="00159c87" officeooo:paragraph-rsid="00159c87"/>
    </style:style>
    <style:style style:name="P25" style:family="paragraph" style:parent-style-name="_5b_Basic_20_Paragraph_5d_">
      <style:paragraph-properties fo:margin-top="0cm" fo:margin-bottom="0cm" style:contextual-spacing="false"/>
      <style:text-properties style:font-name="Arial" fo:language="de" fo:country="DE" officeooo:rsid="0016dfac" officeooo:paragraph-rsid="0016dfac"/>
    </style:style>
    <style:style style:name="P26" style:family="paragraph" style:parent-style-name="_5b_Basic_20_Paragraph_5d_">
      <style:paragraph-properties fo:margin-top="0cm" fo:margin-bottom="0cm" style:contextual-spacing="false"/>
      <style:text-properties fo:color="#d80000" style:text-outline="false" style:font-name="Ruda"/>
    </style:style>
    <style:style style:name="P27" style:family="paragraph" style:parent-style-name="_5b_Basic_20_Paragraph_5d_">
      <style:paragraph-properties fo:margin-top="0cm" fo:margin-bottom="0cm" style:contextual-spacing="false"/>
      <style:text-properties fo:color="#d80000" style:text-outline="false" style:font-name="Ruda" officeooo:paragraph-rsid="0018e9c6"/>
    </style:style>
    <style:style style:name="T1" style:family="text">
      <style:text-properties style:text-outline="false" style:font-name="Arial" fo:font-size="30pt" fo:language="de" fo:country="DE" fo:font-weight="bold" style:font-size-asian="30pt" style:font-weight-asian="bold"/>
    </style:style>
    <style:style style:name="T2" style:family="text">
      <style:text-properties style:text-outline="false" style:font-name="Arial" fo:font-size="18pt" fo:language="de" fo:country="DE" fo:font-weight="bold" style:font-size-asian="18pt" style:font-weight-asian="bold"/>
    </style:style>
    <style:style style:name="T3" style:family="text">
      <style:text-properties style:text-outline="false" style:font-name="Arial" fo:language="de" fo:country="DE"/>
    </style:style>
    <style:style style:name="T4" style:family="text">
      <style:text-properties style:text-outline="false" style:font-name="Arial" fo:language="de" fo:country="DE" officeooo:rsid="000e7819"/>
    </style:style>
    <style:style style:name="T5" style:family="text">
      <style:text-properties style:text-outline="false" style:font-name="Arial" fo:language="de" fo:country="DE" officeooo:rsid="000f97f0"/>
    </style:style>
    <style:style style:name="T6" style:family="text">
      <style:text-properties style:text-outline="false" style:font-name="Arial" fo:language="de" fo:country="DE" officeooo:rsid="0010609a"/>
    </style:style>
    <style:style style:name="T7" style:family="text">
      <style:text-properties style:text-outline="false" style:font-name="Arial" fo:language="de" fo:country="DE" officeooo:rsid="0010adef"/>
    </style:style>
    <style:style style:name="T8" style:family="text">
      <style:text-properties style:text-outline="false" style:font-name="Arial" fo:language="de" fo:country="DE" officeooo:rsid="0010afac"/>
    </style:style>
    <style:style style:name="T9" style:family="text">
      <style:text-properties style:text-outline="false" style:font-name="Arial" fo:language="de" fo:country="DE" officeooo:rsid="0012adef"/>
    </style:style>
    <style:style style:name="T10" style:family="text">
      <style:text-properties style:text-outline="false" style:font-name="Arial" fo:language="de" fo:country="DE" officeooo:rsid="00188185"/>
    </style:style>
    <style:style style:name="T11" style:family="text">
      <style:text-properties fo:color="#00ffff" style:text-outline="false" style:font-name="Arial" fo:language="de" fo:country="DE"/>
    </style:style>
    <style:style style:name="T12" style:family="text">
      <style:text-properties fo:color="#d80000" style:text-outline="false" style:font-name="Arial" fo:language="de" fo:country="DE"/>
    </style:style>
    <style:style style:name="T13" style:family="text">
      <style:text-properties style:font-name="Arial" fo:language="de" fo:country="DE"/>
    </style:style>
    <style:style style:name="T14" style:family="text">
      <style:text-properties style:font-name="Arial" fo:language="de" fo:country="DE" officeooo:rsid="0010afac"/>
    </style:style>
    <style:style style:name="T15" style:family="text">
      <style:text-properties style:font-name="Arial" fo:language="de" fo:country="DE" officeooo:rsid="00188185"/>
    </style:style>
    <style:style style:name="T16" style:family="text">
      <style:text-properties fo:color="#000000" style:font-name="Arial" fo:language="de" fo:country="DE" officeooo:rsid="000e7819"/>
    </style:style>
    <style:style style:name="T17" style:family="text">
      <style:text-properties fo:color="#000000" style:font-name="Arial" fo:language="de" fo:country="DE" officeooo:rsid="0018e9c6"/>
    </style:style>
    <style:style style:name="T18" style:family="text">
      <style:text-properties fo:color="#000000" style:text-outline="false" style:font-name="Arial" fo:language="de" fo:country="DE" officeooo:rsid="0010609a"/>
    </style:style>
    <style:style style:name="T19" style:family="text">
      <style:text-properties fo:color="#000000" style:text-outline="false" style:font-name="Arial" fo:language="de" fo:country="DE" officeooo:rsid="00159c87"/>
    </style:style>
    <style:style style:name="T20" style:family="text">
      <style:text-properties fo:color="#000000" style:text-outline="false" style:font-name="Arial" fo:language="de" fo:country="DE" officeooo:rsid="00188185"/>
    </style:style>
    <style:style style:name="T21" style:family="text">
      <style:text-properties fo:color="#000000" style:text-outline="false" style:font-name="Arial" fo:language="de" fo:country="DE" officeooo:rsid="0018e9c6"/>
    </style:style>
    <style:style style:name="T22" style:family="text">
      <style:text-properties officeooo:rsid="0010609a"/>
    </style:style>
    <style:style style:name="T23" style:family="text">
      <style:text-properties officeooo:rsid="0011d7ee"/>
    </style:style>
    <style:style style:name="T24" style:family="text">
      <style:text-properties officeooo:rsid="00131396"/>
    </style:style>
    <style:style style:name="T25" style:family="text">
      <style:text-properties officeooo:rsid="00188185"/>
    </style:style>
    <style:style style:name="T26" style:family="text">
      <style:text-properties officeooo:rsid="0019bb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_5b_Basic_20_Paragraph_5d_"><text:span text:style-name="h1"><text:span text:style-name="T1">Deckblatt</text:span></text:span></text:p>
      <text:p text:style-name="P1"><text:span text:style-name="h1"><text:span text:style-name="T13"/></text:span></text:p>
      <text:p text:style-name="_5b_Basic_20_Paragraph_5d_"><text:span text:style-name="p-Eigene-Inhalte"><text:span text:style-name="T3">Farb Style Legende:</text:span></text:span></text:p>
      <text:p text:style-name="_5b_Basic_20_Paragraph_5d_"><text:span text:style-name="h1"><text:span text:style-name="T1">Überschrift 1</text:span></text:span></text:p>
      <text:p text:style-name="_5b_Basic_20_Paragraph_5d_"><text:span text:style-name="h2"><text:span text:style-name="T2">Überschrift 2</text:span></text:span></text:p>
      <text:p text:style-name="_5b_Basic_20_Paragraph_5d_"><text:span text:style-name="p-Beispiele"><text:span text:style-name="T11">Beispiele</text:span></text:span></text:p>
      <text:p text:style-name="_5b_Basic_20_Paragraph_5d_"><text:span text:style-name="p-Erläuterungen"><text:span text:style-name="T12">Erläuterungen</text:span></text:span></text:p>
      <text:p text:style-name="_5b_Basic_20_Paragraph_5d_"><text:span text:style-name="p-Eigene-Inhalte"><text:span text:style-name="T3">Eigene Inhalte</text:span></text:span></text:p>
      <text:p text:style-name="P1"><text:span text:style-name="h1"><text:span text:style-name="T13"/></text:span></text:p>
      <text:p text:style-name="P20"/>
      <text:p text:style-name="_5b_Basic_20_Paragraph_5d_"><text:span text:style-name="h1"><text:span text:style-name="T1">GAME DESIGN DOCUMENT - GDD</text:span></text:span></text:p>
      <text:p text:style-name="P7">Teamprojekt Game Developement - Game Design</text:p>
      <text:p text:style-name="P12"><text:span text:style-name="T13">Dozenten: Prof. Dr. Linda Breitlauch, </text:span><text:span text:style-name="T14">Prof. Dr. Christof Rezk-Salama</text:span><text:span text:style-name="T13"> - Projekt Abgabe bis 31.08.2014</text:span></text:p>
      <text:p text:style-name="P20"/>
      <text:p text:style-name="P7">Projekt Beteiligte: </text:p>
      <text:p text:style-name="P7">David Wichter, wichterd@hochschule-trier.de, DMS, Programmierung, System-Design</text:p>
      <text:p text:style-name="P7">Jonas Tsigos, tsigosj@hochschule-trier.de, IMD, Konzept, Story, Grafik-Design</text:p>
      <text:p text:style-name="P7">Yannick Assert, asserty@hochschule-trier.de, DMS, Programmierung, System-Design</text:p>
      <text:p text:style-name="P20"/>
      <text:p text:style-name="_5b_Basic_20_Paragraph_5d_"><text:span text:style-name="h1"><text:span text:style-name="T1">Inhaltsverzeichnis</text:span></text:span></text:p>
      <text:p text:style-name="P20"/>
      <text:p text:style-name="_5b_Basic_20_Paragraph_5d_"><text:span text:style-name="h1"><text:span text:style-name="T1">I. Game Overview</text:span></text:span></text:p>
      <text:p text:style-name="_5b_Basic_20_Paragraph_5d_"><text:span text:style-name="p-Erläuterungen"><text:span text:style-name="T12">In diesem Teil fasst man sich möglichst kurz, da er oft als Pitching Document verwendet wird. 2-5 Seiten (ca. 10 Minuten Lesezeit) sind optimal: hier bekommt der Leser erst einmal einen kurzen Eindruck vom Spiel.</text:span></text:span></text:p>
      <text:p text:style-name="P4"><text:span text:style-name="p-Erläuterungen"><text:span text:style-name="T13"/></text:span></text:p>
      <text:p text:style-name="_5b_Basic_20_Paragraph_5d_"><text:span text:style-name="p-Eigene-Inhalte"><text:span text:style-name="T3">Eruca - Soon a cocoon</text:span></text:span></text:p>
      <text:p text:style-name="_5b_Basic_20_Paragraph_5d_"><text:span text:style-name="p-Eigene-Inhalte"><text:span text:style-name="T3">Evolutionslogo</text:span></text:span></text:p>
      <text:p text:style-name="P4"><text:span text:style-name="p-Erläuterungen"><text:span text:style-name="T13"/></text:span></text:p>
      <text:p text:style-name="P3"><text:span text:style-name="p-Eigene-Inhalte"><text:span text:style-name="T13"/></text:span></text:p>
      <text:p text:style-name="_5b_Basic_20_Paragraph_5d_"><text:span text:style-name="p-Eigene-Inhalte"><text:span text:style-name="T3">Eines Tages entdeckt die junge Raupe Eruca, dass die Welt noch weiter geht als bis zu dem nächten Baum. <text:s/>sie beschließt sich auf eine abenteuerliche Reise zu begeben.</text:span></text:span></text:p>
      <text:p text:style-name="P3"><text:span text:style-name="p-Eigene-Inhalte"><text:span text:style-name="T13"/></text:span></text:p>
      <text:p text:style-name="P4"><text:span text:style-name="p-Erläuterungen"><text:span text:style-name="T13"/></text:span></text:p>
      <text:p text:style-name="P4"><text:span text:style-name="p-Erläuterungen"><text:span text:style-name="T13"/></text:span></text:p>
      <text:p text:style-name="_5b_Basic_20_Paragraph_5d_"><text:span text:style-name="h2"><text:span text:style-name="T2">Einführung / Introduction</text:span></text:span><text:span text:style-name="p-Erläuterungen"><text:span text:style-name="T12"> (optional)</text:span></text:span></text:p>
      <text:p text:style-name="_5b_Basic_20_Paragraph_5d_"><text:soft-page-break/><text:span text:style-name="p-Erläuterungen"><text:span text:style-name="T12">Da es unterschiedliche Konzeptformen gibt (Pitching Document, Design Treatment usw.) sollte hier kurz beschreiben werden, für wen das Konzept gedacht ist und um welchen Konzepttyp es sich hierbei handelt. Wenn es eine Historie des Dokuments gibt, sollte man hier darauf verweisen (falls sie sehr lang ist) oder an dieser Stelle einfügen (falls sie noch sehr kurz ist).</text:span></text:span></text:p>
      <text:p text:style-name="P3"><text:span text:style-name="p-Eigene-Inhalte"><text:span text:style-name="T13"/></text:span></text:p>
      <text:p text:style-name="_5b_Basic_20_Paragraph_5d_"><text:span text:style-name="p-Eigene-Inhalte"><text:span text:style-name="T3">Dieses Dokument beinhaltet die Konzeption, Planung und Entwicklung eines PC (Android, iOs) 2D-Jump&amp;Run </text:span></text:span><text:span text:style-name="p-Eigene-Inhalte"><text:span text:style-name="T8">S</text:span></text:span><text:span text:style-name="p-Eigene-Inhalte"><text:span text:style-name="T3">ide</text:span></text:span><text:span text:style-name="p-Eigene-Inhalte"><text:span text:style-name="T8">s</text:span></text:span><text:span text:style-name="p-Eigene-Inhalte"><text:span text:style-name="T3">croller-Spiels </text:span></text:span><text:span text:style-name="p-Eigene-Inhalte"><text:span text:style-name="T8">für ein Medienprojekt im Zuge des Studiums an der Hochschule Trier. Es ist in erster Linie für die betreuenden Dozenten gedacht, damit diese sich ein Bild vom Spielkonzept machen können. </text:span></text:span><text:span text:style-name="p-Eigene-Inhalte"><text:span text:style-name="T3"><text:s/></text:span></text:span><text:span text:style-name="p-Eigene-Inhalte"><text:span text:style-name="T8"><text:s/></text:span></text:span></text:p>
      <text:p text:style-name="P20"/>
      <text:p text:style-name="_5b_Basic_20_Paragraph_5d_"><text:span text:style-name="h2"><text:span text:style-name="T2">Vision Statement</text:span></text:span></text:p>
      <text:p text:style-name="_5b_Basic_20_Paragraph_5d_"><text:span text:style-name="p-Erläuterungen"><text:span text:style-name="T12">Kurzfassung des Stoffs und des USP auf ½ bis eine A4-Seite. </text:span></text:span></text:p>
      <text:p text:style-name="P4"><text:span text:style-name="p-Erläuterungen"><text:span text:style-name="T13"/></text:span></text:p>
      <text:p text:style-name="_5b_Basic_20_Paragraph_5d_"><text:span text:style-name="p-Erläuterungen"><text:span text:style-name="T12">Wichtige Aspekte sind: Spielumgebung und narrativer Kontext, Kurzbeschreibung des Gameplays (kann ggffs. mit <text:s/>Genrebezeichnung abgedeckt werden), Core Feature: Was ist das Besondere an dem Projekt (das kann alles Mögliche sein, vom Spielprinzip über </text:span></text:span></text:p>
      <text:p text:style-name="P4"><text:span text:style-name="p-Erläuterungen"><text:span text:style-name="T13"/></text:span></text:p>
      <text:p text:style-name="_5b_Basic_20_Paragraph_5d_"><text:span text:style-name="p-Erläuterungen"><text:span text:style-name="T12">[Möglichkeit 1: direkte Ansprache an den Spieler. Nicht immer geeignet, zumindest nicht dann, wenn das Konzept einem Publisher vorgelegt werden soll. Kann aber auch als Einführung ins Vision Statement, ähnlich wie ein Mottozitat verwendet werden.</text:span></text:span></text:p>
      <text:p text:style-name="P20"/>
      <text:p text:style-name="_5b_Basic_20_Paragraph_5d_"><text:span text:style-name="p-Beispiele"><text:span text:style-name="T11">Beispiel: „Bekämpfe als Dr. Bene, dem renommiertesten medizinischen Lokaltherapeuten, einmal wirklich patientennah Krankheiten auf der anatomischen Fahrt durch die Körper Deiner Patienten. Lasse Dich mit Deinen nanoDoc-Kollegen samt Mini-U-Boot schrumpfen und gelange dadurch direkt zur Wurzel allen Übels – zu den Krankheitserregern!“]</text:span></text:span></text:p>
      <text:p text:style-name="P18"><text:span text:style-name="p-Beispiele"><text:span text:style-name="T13"/></text:span></text:p>
      <text:p text:style-name="P19"><text:span text:style-name="p-Beispiele"><text:span text:style-name="T16">In „Eruca – Soon a Coocoon“ spielt man die Raupe Eruca, die auf der Suche nach Vitaminen ist um ihre Metamorphose zu einem wunderschönen Schmetterling zu beginnen. Auf ihrem Weg muss sie Tücken und gefährliche Raubtiere überwinden um so lang wie möglich zu wachsen und sich durch das Level schlängeln um letztendlich zu einem Kokon zu werden. Aber der Weg ist beschwerlich, denn mit jedem Treffer den sie einsteckt schrumpft sie ein kleines Stück, und sie muss sich hüten nicht völlig zu verschwinden... </text:span></text:span></text:p>
      <text:p text:style-name="P6"><text:span text:style-name="p-Eigene-Inhalte"><text:span text:style-name="T3"/></text:span></text:p>
      <text:p text:style-name="_5b_Basic_20_Paragraph_5d_"><text:span text:style-name="p-Erläuterungen"><text:span text:style-name="T12">[Möglichkeit 2: Knappe, nicht personalisierte Zusammenfassung. </text:span></text:span></text:p>
      <text:p text:style-name="_5b_Basic_20_Paragraph_5d_"><text:span text:style-name="p-Erläuterungen"><text:span text:style-name="T12">Beispiel: „In nanoDoc geht es um den herausragenden Medizinwissenschaftler Dr. Bene, Leiter des weltberühmten nanoDoc-Teams. Unter seinem Kommando führt er das nanoDoc-Team in einem geschrumpften U-Boot durch die Körper seiner Patienten. In den verschlungenen 3D-Körperwelten der Gefäße und Organe muss er direkt vor Ort unterschiedliche Krankheiten wie wirksam bekämpfen….]</text:span></text:span></text:p>
      <text:p text:style-name="P4"><text:span text:style-name="p-Erläuterungen"><text:span text:style-name="T13"/></text:span></text:p>
      <text:p text:style-name="_5b_Basic_20_Paragraph_5d_"><text:span text:style-name="p-Erläuterungen"><text:span text:style-name="T12">[Möglichkeit 3: Kann auch die Auftragsbeschreibung enthalten. </text:span></text:span></text:p>
      <text:p text:style-name="_5b_Basic_20_Paragraph_5d_"><text:span text:style-name="p-Erläuterungen"><text:span text:style-name="T12">Beispiel: Die Firma Mustermann plant die Entwicklung und den Vertrieb eines Serious Game, das ambitionierten Medizinstudenten oder gestandenen Ärzten die Möglichkeit geben soll, ihr medizinisches Wissen in einer anschaulichen und immersiven Spielsituation anzuwenden..] </text:span></text:span></text:p>
      <text:p text:style-name="P4"><text:span text:style-name="p-Erläuterungen"><text:span text:style-name="T13"/></text:span></text:p>
      <text:p text:style-name="_5b_Basic_20_Paragraph_5d_"><text:span text:style-name="p-Erläuterungen"><text:span text:style-name="T12">Möglichkeit 4: Marktbezogenes Vision Statement:</text:span></text:span></text:p>
      <text:p text:style-name="_5b_Basic_20_Paragraph_5d_"><text:span text:style-name="p-Erläuterungen"><text:span text:style-name="T12">[Beispiel: This simulation is playing during World War II offering the player to play the German or American side. The game features battles waged between German tank forces commanded by the distinguished general Erwin Rommel against the American forces in </text:span></text:span><text:soft-page-break/><text:span text:style-name="p-Erläuterungen"><text:span text:style-name="T12">WWII. All scenarios are based upon the context of actual tank battles wages between late 1942 and 1944.This could have potentially posed a problem in the German market where the prohibition of unsuitable software products has been previously encountered.]</text:span></text:span></text:p>
      <text:p text:style-name="P2"><text:span text:style-name="h2"><text:span text:style-name="T13"/></text:span></text:p>
      <text:p text:style-name="_5b_Basic_20_Paragraph_5d_"><text:span text:style-name="h2"><text:span text:style-name="T2">Feature List / Use Cases</text:span></text:span></text:p>
      <text:p text:style-name="_5b_Basic_20_Paragraph_5d_"><text:span text:style-name="p-Erläuterungen"><text:span text:style-name="T12">Hier werden die (wichtigsten) Features kurz aufgezählt. Wichtig: Es geht hierbei nur darum, dem Leser einen Eindruck des Spielgefühls (Player Experience), des Gameplays, ggffs. der Steuerung und des Interface zu vermitteln. </text:span></text:span></text:p>
      <text:p text:style-name="P20"/>
      <text:p text:style-name="_5b_Basic_20_Paragraph_5d_"><text:span text:style-name="p-Beispiele"><text:span text:style-name="T11">[Beispiel:</text:span></text:span></text:p>
      <text:p text:style-name="_5b_Basic_20_Paragraph_5d_"><text:span text:style-name="p-Beispiele"><text:span text:style-name="T11">Das Spiel wird aus der Isoperspektive gespielt</text:span></text:span></text:p>
      <text:p text:style-name="_5b_Basic_20_Paragraph_5d_"><text:span text:style-name="p-Beispiele"><text:span text:style-name="T11">Zu Beginn einer Spielrunde wird aus max. 20 Einheiten entsprechend eines festen Budgets eine Gruppe zusammen gestellt</text:span></text:span></text:p>
      <text:p text:style-name="_5b_Basic_20_Paragraph_5d_"><text:span text:style-name="p-Beispiele"><text:span text:style-name="T11">Je nach Eigenschaften der Einheiten verändert sich die zu wählende Taktik im anschließenden, rundenbasierten sportlichen Wettkampf</text:span></text:span></text:p>
      <text:p text:style-name="_5b_Basic_20_Paragraph_5d_"><text:span text:style-name="p-Beispiele"><text:span text:style-name="T11">Der Spieler steigt aufgrund seiner Siege und Teilnahmen an Wettkämpfen (Anzahl) auf. Je höher das Level des Spielers ist, desto höher ist das Anfangsbudget vor jedem Wettkampf.]</text:span></text:span></text:p>
      <text:p text:style-name="P2"><text:span text:style-name="h2"><text:span text:style-name="T13"/></text:span></text:p>
      <text:p text:style-name="P3"><text:span text:style-name="p-Eigene-Inhalte"><text:span text:style-name="T13"/></text:span></text:p>
      <text:p text:style-name="P9"><text:span text:style-name="p-Eigene-Inhalte"><text:span text:style-name="T3">Der Spieler steuert die Raupe von links nach rechts über teils bewegliche Plattformen, über Abgründe und vorbei an Gegnern durch aufregende Levels bis an ihr Ziel. Eine Besonderheit ist der Körper des Charakters. Dieses fungiert auch als “Energie”-Anzeige. Die Raupe besteht aus 1-10 Segmenten, welche sich bei Kollision abtrennen können </text:span></text:span><text:span text:style-name="p-Eigene-Inhalte"><text:span text:style-name="T4">und letztendlich in einem Lebensverlust münden wenn das letzte Segment verloren wird.</text:span></text:span></text:p>
      <text:p text:style-name="P10"><text:span text:style-name="p-Eigene-Inhalte"><text:span text:style-name="T3">Durch geschickte Nahrungsaufnahme (Items) kann die Raupe ihren Körper wiederherstellen. </text:span></text:span><text:span text:style-name="p-Eigene-Inhalte"><text:span text:style-name="T5">Durch einen möglichst langen Körper entsteht eine interessante Jump'n'Run-Dynamik, da der Spieler darauf achten muss, weder mit dem Raupenkopf noch mit dem „Raupen-Schwanz“ getroffen zu werden. Bei zunehmender Körperlänge stellt sich außerdem ein fließendes Spielgefühl ein, da sich Bewegungen des Kopfes in schlangenartiger Manier durch den Körper bewegen und der Spielspaß sich aus dem Verhalten der Raupe schöpft. </text:span></text:span></text:p>
      <text:p text:style-name="P10"><text:span text:style-name="p-Eigene-Inhalte"><text:span text:style-name="T3"/></text:span></text:p>
      <text:p text:style-name="P10"><text:span text:style-name="p-Eigene-Inhalte"><text:span text:style-name="T5">Zum Fähigkeiten-Repertoire von Eruca gehört das Rennen und Springen zur grundlegenden Navigation durch das Level. Damit ein langer Körper nicht zum Nachteil in bestimmten prekären Situationen und engen Arealen führt, kann sie ihren Körper zusammenziehen um weniger Platz einzunehmen. Außerdem kann sie auch an steilen Wänden und vertikalen Flächen „hoch springen“ um auf höhere Areale zu gelangen. </text:span></text:span></text:p>
      <text:p text:style-name="P10"><text:span text:style-name="p-Eigene-Inhalte"><text:span text:style-name="T5"/></text:span></text:p>
      <text:p text:style-name="P10"><text:span text:style-name="p-Eigene-Inhalte"><text:span text:style-name="T5">Ansonsten dient das Einsammeln von Früchten der Erhöhung des Punktestandes, welcher am Ende in eine Liste von Highscores eingetragen werden kann. Die Anzahl der Körpersegmente die beim Abschließen des Levels erreicht wurde, dient als Multiplikator für den Punktestand. So ergibt sich für Spieler, die daran interessiert sind, ihr Können zu verbessern und weiter in das Spiel abzutauchen, eine Möglichkeit, </text:span></text:span><text:span text:style-name="p-Eigene-Inhalte"><text:span text:style-name="T6">sich und ihre Freunde immer weiter zu übertrumpfen.</text:span></text:span></text:p>
      <text:p text:style-name="P2"><text:span text:style-name="h2"><text:span text:style-name="T13"/></text:span></text:p>
      <text:p text:style-name="_5b_Basic_20_Paragraph_5d_"><text:span text:style-name="h2"><text:span text:style-name="T2">Genre</text:span></text:span></text:p>
      <text:p text:style-name="_5b_Basic_20_Paragraph_5d_"><text:span text:style-name="p-Erläuterungen"><text:span text:style-name="T12">Genrebezeichnungen können je nach Status des Projektes einschränken, dennoch ist eine zumindest grobe Festlegung sinnvoll für die Einschätzung der Zielgruppe. Falls es sich um </text:span></text:span><text:soft-page-break/><text:span text:style-name="p-Erläuterungen"><text:span text:style-name="T12">ein Serious Game Konzept handelt, sollte dem Konzept im 2. Teil (Game Perspectives) ein didaktisches Konzept hinzugefügt werden.</text:span></text:span></text:p>
      <text:p text:style-name="P20"/>
      <text:p text:style-name="P7"><text:span text:style-name="T23">„Eruca – Soon a Coocoon“ ist ein klassischer </text:span>2D-Jump<text:span text:style-name="T23">'n'</text:span>Run <text:span text:style-name="T22">S</text:span>ide<text:span text:style-name="T23">s</text:span>croller.</text:p>
      <text:p text:style-name="P20"/>
      <text:p text:style-name="_5b_Basic_20_Paragraph_5d_"><text:span text:style-name="h2"><text:span text:style-name="T2">Kurzexposé, Synopse</text:span></text:span></text:p>
      <text:p text:style-name="_5b_Basic_20_Paragraph_5d_"><text:span text:style-name="p-Erläuterungen"><text:span text:style-name="T12">Hier wird kurz auf die Geschichte des Spiels eingegangen. Selbst wenn das Spiel sehr storylastig sein sollte, wird an dieser Stelle nur ein kurzer Einstieg in die Geschichte gewährt. Wichtig auch: wie funktioniert die Mechanik des Interactive Storytelling? Gesamtlänge: nicht mehr als eine A4-Seite.</text:span></text:span></text:p>
      <text:p text:style-name="P4"><text:span text:style-name="p-Erläuterungen"><text:span text:style-name="T13"/></text:span></text:p>
      <text:p text:style-name="_5b_Basic_20_Paragraph_5d_"><text:span text:style-name="p-Erläuterungen"><text:span text:style-name="T12">Zwei Möglichkeiten:</text:span></text:span></text:p>
      <text:p text:style-name="P20"/>
      <text:p text:style-name="_5b_Basic_20_Paragraph_5d_"><text:span text:style-name="h2"><text:span text:style-name="T2">Kurzexposé: </text:span></text:span></text:p>
      <text:p text:style-name="P2"><text:span text:style-name="h2"><text:span text:style-name="T13"/></text:span></text:p>
      <text:p text:style-name="_5b_Basic_20_Paragraph_5d_"><text:span text:style-name="p-Erläuterungen"><text:span text:style-name="T12">Die Geschichte bzw. Hintergrundgeschichte in einer Zusammenfassung, die sich am Plot orientiert (eher kausal als deskriptiv), so wie der Spieler sie erleben soll. Sehr gut: Ausgang der Story wird mit erzählt.</text:span></text:span></text:p>
      <text:p text:style-name="_5b_Basic_20_Paragraph_5d_"><text:span text:style-name="p-Erläuterungen"><text:span text:style-name="T12"/></text:span></text:p>
      <text:p text:style-name="P11"><text:span text:style-name="p-Erläuterungen"><text:span text:style-name="T18">Die Raupe Eruca hat bis jetzt immer ein entschleunigtes Leben ohne viel Aufregung geführt. Doch eines Tages dringt der Ruf der Natur an ihr Ohr und sie verspürt den Drang, die nächste Stufe ihres Daseins zu erlangen und sich in einen wunderschönen Schmetterling zu verwandeln. Da ihr dafür die notwendige Vitamine fehlen macht sie sich auf die Suche nach nährenden Früchten um letztendlich zum Kokon zu werden. Nachdem sie alle Gefahren hinter sich gelassen hat, schafft sie es letztendlich ihre Metamorphose zu beginnen. </text:span></text:span></text:p>
      <text:p text:style-name="_5b_Basic_20_Paragraph_5d_"><text:span text:style-name="p-Beispiele"><text:span text:style-name="T11">[Beispiel: „Der junge Taxifahrer Armando Sanchez findet unter seinem Autositz ein merkwürdiges Buch, welches dem unfreundlichen Fahrgast Eduardo Perez versehentlich dorthin gefallen ist und vergessen wurde. Als er das Buch aufschlägt findet er sich plötzlich im alten Reich der Azteken wieder, in einer kleinen Kammer eines Hauses in Tenochtitlán. In dieser Welt verkörpert er einen jungen Krieger, der noch mitten in seiner Ausbildung steckt. Er erfährt von einem mächtigen Artefakt, dem Dolch des Lebens, welcher nicht in die Hände der Spanier, die soeben an der Küste gelandet sind, gelangen darf. Während sich sein Lehrer Timas auf den Weg macht, um die fünf Teile des Dolches an verschiedenen Orten zu verstecken, zieht Armando zusammen mit den anderen Kriegern in die Schlacht gegen die Spanier, um seinem Lehrmeister einen gewissen Vorsprung zu verschaffen. Der Trupp, dem Armando angehört, wird gefangen genommen. Allerdings schafft es der junge Krieger zu fliehen. Während der kurzen Gefangenschaft erfährt er, dass einige Spanier seinem Lehrmeister auf den Fersen sind. Der Anführer des spanischen Trupps ist Eduardo, der sich ein zweites Exemplar des Buches besorgt hat, nachdem er das Buch des Taxifahrers nicht zurückerhalten konnte. Er verfolgt den Lehrer, um die Verstecke der Dolchfragmente herauszufinden, damit er sie in der heutigen Zeit bergen kann. Dies versucht Armando zu verhindern, indem er versucht, sowohl in der Zeit der Azteken als auch in der heutigen Zeit, immer einen Schritt vor Eduardo zu sein. Am Ende gelangt jedoch Eduardo in Besitz der fünf Fragmente und nur in letzter Sekunde kann Armando das Übel, was über die Welt fallen würde, abwenden“.]</text:span></text:span></text:p>
      <text:p text:style-name="P20"/>
      <text:p text:style-name="_5b_Basic_20_Paragraph_5d_"><text:span text:style-name="h2"><text:span text:style-name="T2">Synopse / Synopsis:</text:span></text:span><text:span text:style-name="p-Erläuterungen"><text:span text:style-name="T12"> Wie Kurzexposé, aber das Ende der Geschichte wird nicht verraten. Mag aus spannungstechnischer Sicht ok sein („Cliffhanger-Effekt“), ist aber für Publisher unbefriedigend, da sie die Güte der Story nicht bewerten können.</text:span></text:span></text:p>
      <text:p text:style-name="P20"><text:soft-page-break/></text:p>
      <text:p text:style-name="_5b_Basic_20_Paragraph_5d_"><text:span text:style-name="p-Beispiele"><text:span text:style-name="T11">[Beispiel: „Bangkok, 1997. Die frisch zum Sergeant der thailändischen Polizei beförderte XY erhält eines Nachts einen Anruf. Sie wird an einen Tatort im Armenviertel der Stadt gerufen, wo sich ihr ein grausames Bild bietet. Eine junge Frau liegt tot in einer Badewanne. Die Obduktion ergibt, dass ihr vor ihrem Tod eine Niere operativ entfernt wurde. Die junge Polizistin gerät bei ihren Ermittlungen ins Visier eines scheinbar skrupellosen Organhändlerrings und muss um ihr Leben fürchten….“]</text:span></text:span></text:p>
      <text:p text:style-name="P20"/>
      <text:p text:style-name="_5b_Basic_20_Paragraph_5d_"><text:span text:style-name="h2"><text:span text:style-name="T2">Zielgruppe / Zielsetzung</text:span></text:span></text:p>
      <text:p text:style-name="_5b_Basic_20_Paragraph_5d_"><text:span text:style-name="p-Erläuterungen"><text:span text:style-name="T12">Zielgruppe: Demographische Daten (Geschlecht, Alter, Beruf, Einkommen etc.), Bedürfnisse, Spielerfahrung, Vorwissen, bevorzugte Genres, Medienzugang usw.</text:span></text:span></text:p>
      <text:p text:style-name="_5b_Basic_20_Paragraph_5d_"><text:span text:style-name="p-Beispiele"><text:span text:style-name="T11"><text:s/></text:span></text:span></text:p>
      <text:p text:style-name="_5b_Basic_20_Paragraph_5d_"><text:span text:style-name="p-Beispiele"><text:span text:style-name="T11">[Beispiel: „In diesem Abschnitt wird die zusammengefasste primäre Zielgruppe näher charakterisiert, sowohl im Hinblick auf demographische Daten als auch im Hinblick auf Kenntnisse und Fertigkeiten des Spiels. Das Spiel richtet sich vornehmlich an ein Fachpublikum bzw. eine Fachpublikums-Spielerschaft. Diese beinhaltet vor allem die Gruppen der Allgemeinmedizin-Studenten sowie berufstätige, approbierte Ärzte. Es gab im Jahr 2009 etwa 80.000 Studierende der Allgemein-Medizin in Deutschland. Hinzu kommt die Gruppe der etwa 400.000 in Deutschland gemeldeten Ärzte. Das Alter der Zielgruppe liegt etwa zwischen 18 Jahren, dem Alter des schnellen Studienanfängers, und geschätzten 70 Jahren, dem Alter, bei dem die meisten Ärzte bereits in Rente gegangen sind. Der Anteil der Gamer liegt innerhalb der gesamten Zielgruppe bei über 17%. Dies entspricht ca. 16.000 Medizinstudierenden (Anteil der Gamer mindestens 20%) und über 70.000 Ärzten (Anteil der Gamer mindestens 17%) (Siehe Abbildung 1)“]…</text:span></text:span></text:p>
      <text:p text:style-name="P20"/>
      <text:p text:style-name="P20"/>
      <text:p text:style-name="P8">Durch kindgerechte Optik und Thematik und dennoch auf Geschicklichkeit basierendem Gameplay ist „Eruca - Soon a Coocoon“ für jede Altersklasse ab acht bis zwölf Jahren geeignet, bietet sich allerdings vor allem für ein junges Publikum an. <text:s text:c="3"/></text:p>
      <text:p text:style-name="P20"/>
      <text:p text:style-name="_5b_Basic_20_Paragraph_5d_"><text:span text:style-name="h1"><text:span text:style-name="T1">Zielsetzung:</text:span></text:span><text:span text:style-name="p-Erläuterungen"><text:span text:style-name="T12"> </text:span></text:span></text:p>
      <text:p text:style-name="_5b_Basic_20_Paragraph_5d_"><text:span text:style-name="p-Erläuterungen"><text:span text:style-name="T12">Welches Spielgefühl soll der Zielgruppe vermittelt, welche Motivation ausgelöst werden? <text:s/></text:span></text:span></text:p>
      <text:p text:style-name="P4"><text:span text:style-name="p-Erläuterungen"><text:span text:style-name="T13"/></text:span></text:p>
      <text:p text:style-name="P8">Das Spiel soll in erster Linie eine vertrauliche und leichtherzige Atmosphäre aufbauen und den Spieler durch eine niedliche Optik und eine leicht schrullige und verrückte Spielfigur für sich gewinnen.</text:p>
      <text:p text:style-name="P20"/>
      <text:p text:style-name="_5b_Basic_20_Paragraph_5d_"><text:span text:style-name="h2"><text:span text:style-name="T2">Risikoanalyse / Vergleichsanalyse</text:span></text:span></text:p>
      <text:p text:style-name="_5b_Basic_20_Paragraph_5d_"><text:span text:style-name="p-Erläuterungen"><text:span text:style-name="T12">Welche ähnlichen Spiele gibt es und wie unterscheidet sich mein Spiel von den bisherigen? Möglicherweise Mitnahmeabsichten („Me Too“), dann ist dieses Kapitel besonders wichtig, denn der zusätzliche Bedarf muss nachvollziehbar und überzeugend belegt werden.</text:span></text:span></text:p>
      <text:p text:style-name="P4"><text:span text:style-name="p-Erläuterungen"><text:span text:style-name="T13"/></text:span></text:p>
      <text:p text:style-name="_5b_Basic_20_Paragraph_5d_"><text:span text:style-name="p-Erläuterungen"><text:span text:style-name="T12">„Es geht bei diesem Kapitel nicht um eine vollständige Risikoliste mit allen Abwägungen. Vielmehr soll sich das Team klarmachen, welche Voraussetzungen es mitbringt und vor welchen Herausforderungen es steht. Riskant sind meist Aufgaben, für die das Team noch keine Vorgehensweise kennt und bei denen es an Routine mangelt. Bei solchen Aufgaben verschätzt man sich schneller mit der Aufwandsrechnung. Dann kann es passieren, dass die Aufgabe nicht in der gewünschten Qualität oder Zeit erledigt werden kann. Dramatisch wird es, wenn es sich um ein Kernfeature handelt, das Spiel ist dann praktisch verloren.</text:span></text:span></text:p>
      <text:p text:style-name="_5b_Basic_20_Paragraph_5d_"><text:soft-page-break/><text:span text:style-name="p-Erläuterungen"><text:span text:style-name="T12">Riskante und unbekannte Aufgaben stellt man daher an den Anfang der Entwicklung. Denn da hat das Team noch am meisten Zeit, auf Probleme zu reagieren. Die Zeiten sind endgültig vorbei, als man noch mit den Features anfing, die am meisten Spaß machten oder am aufregendsten waren.“</text:span></text:span></text:p>
      <text:p text:style-name="P4"><text:span text:style-name="p-Erläuterungen"><text:span text:style-name="T13"/></text:span></text:p>
      <text:p text:style-name="_5b_Basic_20_Paragraph_5d_"><text:span text:style-name="h2"><text:span text:style-name="T2">Lizenzen</text:span></text:span></text:p>
      <text:p text:style-name="P7">Open Source, Creative Commons 3.0</text:p>
      <text:p text:style-name="P20"/>
      <text:p text:style-name="_5b_Basic_20_Paragraph_5d_"><text:span text:style-name="h2"><text:span text:style-name="T2">Systemanforderungen</text:span></text:span></text:p>
      <text:p text:style-name="_5b_Basic_20_Paragraph_5d_"><text:span text:style-name="p-Erläuterungen"><text:span text:style-name="T12">Hier wird beschrieben, welche Hard- und Softwareanforderungen des Nutzers erforderlich sein werden.</text:span></text:span></text:p>
      <text:p text:style-name="P3"><text:span text:style-name="p-Eigene-Inhalte"><text:span text:style-name="T13"/></text:span></text:p>
      <text:p text:style-name="_5b_Basic_20_Paragraph_5d_"><text:span text:style-name="p-Eigene-Inhalte"><text:span text:style-name="T3">PC Version: Mindestens Core2Duo, 1024 MB Ram Arbeitsspeicher, 100 MB freier Speicher</text:span></text:span></text:p>
      <text:p text:style-name="P3"><text:span text:style-name="p-Eigene-Inhalte"><text:span text:style-name="T13"/></text:span></text:p>
      <text:p text:style-name="_5b_Basic_20_Paragraph_5d_"><text:span text:style-name="p-Eigene-Inhalte"><text:span text:style-name="T3">Android:</text:span></text:span></text:p>
      <text:p text:style-name="_5b_Basic_20_Paragraph_5d_"><text:span text:style-name="p-Eigene-Inhalte"><text:span text:style-name="T3">iPhone:</text:span></text:span></text:p>
      <text:p text:style-name="P20"/>
      <text:p text:style-name="_5b_Basic_20_Paragraph_5d_"><text:span text:style-name="h2"><text:span text:style-name="T2">Entwicklungsumgebung</text:span></text:span></text:p>
      <text:p text:style-name="_5b_Basic_20_Paragraph_5d_"><text:span text:style-name="p-Erläuterungen"><text:span text:style-name="T12">Mit welcher Hardwareanforderung wird das Spiel entwickelt, welche Softwaretools werden genutzt (alle nennen, die im Workflow vorkommen incl. Graphik- und Audiotools!). Falls möglich: Die Entwicklungsumgebung für die einzelnen Teammitglieder notieren, daraus leitet sich ab, welche Lizenzen benötigt werden.</text:span></text:span></text:p>
      <text:p text:style-name="_5b_Basic_20_Paragraph_5d_"><text:span text:style-name="p-Erläuterungen"><text:span text:style-name="T12">Kann an dieser Stelle kurz gefasst werden, eine vollständige Liste könnte beispielsweise in den Anhang.</text:span></text:span></text:p>
      <text:p text:style-name="P2"><text:span text:style-name="h2"><text:span text:style-name="T13"/></text:span></text:p>
      <text:p text:style-name="_5b_Basic_20_Paragraph_5d_"><text:span text:style-name="h2"><text:span text:style-name="T2">Hardware</text:span></text:span></text:p>
      <text:p text:style-name="_5b_Basic_20_Paragraph_5d_"><text:span text:style-name="p-Eigene-Inhalte"><text:span text:style-name="T3">Entwickelt und getestet wird mit PC, Mac und Linux</text:span></text:span></text:p>
      <text:p text:style-name="P4"><text:span text:style-name="p-Erläuterungen"><text:span text:style-name="T13"/></text:span></text:p>
      <text:p text:style-name="_5b_Basic_20_Paragraph_5d_"><text:span text:style-name="p-Erläuterungen"><text:span text:style-name="T12">Sowohl die Entwicklerhardware als auch die Testhardware aufführen, falls bekannt.</text:span></text:span></text:p>
      <text:p text:style-name="P20"/>
      <text:p text:style-name="_5b_Basic_20_Paragraph_5d_"><text:span text:style-name="h2"><text:span text:style-name="T2">Software</text:span></text:span></text:p>
      <text:p text:style-name="P4"><text:span text:style-name="p-Erläuterungen"><text:span text:style-name="T13"/></text:span></text:p>
      <text:p text:style-name="_5b_Basic_20_Paragraph_5d_"><text:span text:style-name="p-Eigene-Inhalte"><text:span text:style-name="T3">- Unity als Game-Engine</text:span></text:span></text:p>
      <text:p text:style-name="_5b_Basic_20_Paragraph_5d_"><text:span text:style-name="p-Eigene-Inhalte"><text:span text:style-name="T3">- Github zur Versionskontrolle</text:span></text:span></text:p>
      <text:p text:style-name="_5b_Basic_20_Paragraph_5d_"><text:span text:style-name="p-Eigene-Inhalte"><text:span text:style-name="T3">- Windwows, OsX und Linux als Betriebssystem</text:span></text:span></text:p>
      <text:p text:style-name="_5b_Basic_20_Paragraph_5d_"><text:span text:style-name="p-Eigene-Inhalte"><text:span text:style-name="T3">- Photoshop für Grafik-Design</text:span></text:span></text:p>
      <text:p text:style-name="_5b_Basic_20_Paragraph_5d_"><text:span text:style-name="p-Eigene-Inhalte"><text:span text:style-name="T3">- </text:span></text:span><text:span text:style-name="p-Eigene-Inhalte"><text:span text:style-name="T7">Garageband für Sound-Design</text:span></text:span></text:p>
      <text:p text:style-name="_5b_Basic_20_Paragraph_5d_"><text:span text:style-name="p-Eigene-Inhalte"><text:span text:style-name="T3">- Textedit und Indesign für Dokumente</text:span></text:span></text:p>
      <text:p text:style-name="_5b_Basic_20_Paragraph_5d_"><text:span text:style-name="p-Eigene-Inhalte"><text:span text:style-name="T3">- Browser, Mail und Skype</text:span></text:span></text:p>
      <text:p text:style-name="P4"><text:span text:style-name="p-Erläuterungen"><text:span text:style-name="T13"/></text:span></text:p>
      <text:p text:style-name="P4"><text:span text:style-name="p-Erläuterungen"><text:span text:style-name="T13"/></text:span></text:p>
      <text:p text:style-name="_5b_Basic_20_Paragraph_5d_"><text:span text:style-name="h2"><text:span text:style-name="T2">Tutorial und / oder 2-Minute-Walkthrough</text:span></text:span></text:p>
      <text:p text:style-name="_5b_Basic_20_Paragraph_5d_"><text:span text:style-name="p-Erläuterungen"><text:span text:style-name="T12">Wie wird das Spiel gespielt? Eine kurze (und möglichst bedeutende) Spielszene, als Drehbuch geschrieben, sollte das vermitteln. Außerdem: Darstellung der Anleitung, wie sie im Spiel vermittelt wird (Ingame-Tutorial, externes Tutorial). Auch wenn dieser Punkt optional ist, kann man ihn gut nutzen, um den Flow des Spiels zu veranschaulichen. Sollte jedoch kurz gehalten werden.</text:span></text:span></text:p>
      <text:p text:style-name="P20"/>
      <text:p text:style-name="_5b_Basic_20_Paragraph_5d_"><text:soft-page-break/><text:span text:style-name="h2"><text:span text:style-name="T2">Team und Status Quo</text:span></text:span></text:p>
      <text:p text:style-name="P20"/>
      <text:p text:style-name="_5b_Basic_20_Paragraph_5d_"><text:span text:style-name="p-Erläuterungen"><text:span text:style-name="T12">Falls es bereits ein Team gibt, sollte es hier mit all den vorhandenen Kompetenzen aufgeführt werden. Gibt es einen Status Quo des Projektes (z.B. bereits vorhandener Prototyp?), bis wann sollen welche Ziele erreicht werden? Must haves – nice to haves usw.</text:span></text:span></text:p>
      <text:p text:style-name="P4"><text:span text:style-name="p-Erläuterungen"><text:span text:style-name="T13"/></text:span></text:p>
      <text:p text:style-name="P7">Projekt Beteiligte: </text:p>
      <text:p text:style-name="P7">David Wichter, DMS, Programmierung, System-Design</text:p>
      <text:p text:style-name="P7">Jonas Tsigos, IMD, Konzept, Story, Grafik-Design</text:p>
      <text:p text:style-name="P7">Yannick Assert, DMS, Programmierung, System-Design</text:p>
      <text:p text:style-name="P4"><text:span text:style-name="p-Erläuterungen"><text:span text:style-name="T13"/></text:span></text:p>
      <text:p text:style-name="P20"/>
      <text:p text:style-name="P7">MUST HAVE:</text:p>
      <text:p text:style-name="P7">- Game-engine</text:p>
      <text:p text:style-name="P7">- First Playable</text:p>
      <text:p text:style-name="P7">- Design &amp; Story</text:p>
      <text:p text:style-name="P7">- Menu, Optionen, Start</text:p>
      <text:p text:style-name="P7">- Soundtheme Effects</text:p>
      <text:p text:style-name="P20"/>
      <text:p text:style-name="P20"/>
      <text:p text:style-name="P7">NICE TO HAVE: </text:p>
      <text:p text:style-name="P7">- Items, Achievements</text:p>
      <text:p text:style-name="P7">- Intro, Animation, Splashscreen</text:p>
      <text:p text:style-name="P7">- mehr Levels</text:p>
      <text:p text:style-name="P7">- Level Events</text:p>
      <text:p text:style-name="P7">- iOs, Android Versionen</text:p>
      <text:p text:style-name="P7">- mehr Optionen</text:p>
      <text:p text:style-name="P20"/>
      <text:p text:style-name="_5b_Basic_20_Paragraph_5d_"><text:span text:style-name="h1"><text:span text:style-name="T1">II. Game Design Perspectives</text:span></text:span></text:p>
      <text:p text:style-name="P20"/>
      <text:p text:style-name="_5b_Basic_20_Paragraph_5d_"><text:span text:style-name="p-Erläuterungen"><text:span text:style-name="T12">Dieser Teil des Dokumentes gehört noch zum Konzept, ist aber bereits der Übergang zum Design Document. Jeder Arbeitsbereich (zumindest im Design) wird später hier festgehalten und bis ins Detail ausgearbeitet. Das Technical Document kann enthalten sein oder aus dem Design Document hervorgehen. Das DD ist auch Grundlage für den Producer: hiermit werden Budgets errechnet, Meilensteine festgelegt usw.</text:span></text:span></text:p>
      <text:p text:style-name="P20"/>
      <text:p text:style-name="_5b_Basic_20_Paragraph_5d_"><text:span text:style-name="h2"><text:span text:style-name="T2">Spielziel</text:span></text:span></text:p>
      <text:p text:style-name="P13"><text:span text:style-name="p-Eigene-Inhalte"><text:span text:style-name="T9">Der Spieler soll das Ende des Levels mit einem möglichst langen Raupenkörper erreichen und als unterstützendes Ziel dabei versuchen so viele Punkte wie möglich zu sammeln.</text:span></text:span></text:p>
      <text:p text:style-name="P4"><text:span text:style-name="p-Erläuterungen"><text:span text:style-name="T13"/></text:span></text:p>
      <text:p text:style-name="_5b_Basic_20_Paragraph_5d_"><text:span text:style-name="p-Erläuterungen"><text:span text:style-name="T12">Falls es eins gibt, sollte es hier beschrieben werden (Bedingungen für Gewinn oder Verlust), bei narrativen Spielen (z.B. Adventures): Beschreibung des grundlegenden Rätseldesigns. </text:span></text:span></text:p>
      <text:p text:style-name="P20"/>
      <text:p text:style-name="_5b_Basic_20_Paragraph_5d_"><text:span text:style-name="h2"><text:span text:style-name="T2">Gameplay und Story</text:span></text:span></text:p>
      <text:p text:style-name="_5b_Basic_20_Paragraph_5d_"><text:span text:style-name="p-Erläuterungen"><text:span text:style-name="T12">Man kann diese beiden Aspekte zusammen fassen oder als getrennte Aspekte behandeln. Hier werden sie zusammen gefasst.</text:span></text:span></text:p>
      <text:p text:style-name="_5b_Basic_20_Paragraph_5d_"><text:soft-page-break/><text:span text:style-name="p-Erläuterungen"><text:span text:style-name="T12">Sinnvoll: Hier einen etwas erweiterten Abriss von Story und Gameplay geben, möglichst, ohne sich zu wiederholen. </text:span></text:span></text:p>
      <text:p text:style-name="P20"/>
      <text:p text:style-name="P21">Die Raupe Eruca ist auf der Such<text:span text:style-name="T24">e</text:span> nach Vitaminen um sich endlich in einen Kokon zu verwandeln und zu einem Schmetterling zu werden. Dabei wird sie vom Spieler in einer 2D-Seitenansicht <text:span text:style-name="T24">meist von links nach rechts</text:span> durch ein Level geführt, <text:span text:style-name="T24">welches mit Gegnern und Gefahren gespickt ist. Diese kann sie durch Rennen und Springen überwinden und hat ihr Ziel erreicht wenn sie die große Erdbeere am Ende des Levels gefunden hat.</text:span></text:p>
      <text:p text:style-name="P21"/>
      <text:p text:style-name="P22">Der Körper von Eruca besteht aus ein bis zehn Segmenten, die beim Kontakt mit Gegnern oder Gefahren einzeln verloren gehen können und beim Aufsammeln von kleinen Erdbeeren hinzu gewonnen werden. Da die Segmente sich hinter dem Raupenkopf her ziehen gewinnt die Raupe mit jedem Körperteil an Länge und es wird schwieriger unbeschadet durch das Level zu navigieren. Mit einem kurzen Körper hingegen wird es einfacher. So wird sichergestellt, dass Spieler, die viele Treffer einstecken, nicht frustriert werden und eine höhere Chance bekommen das Levelende zu erreichen (zum Preis eines niedrigeren Punktestands). </text:p>
      <text:p text:style-name="P22">Hat die Raupe nur noch ein einziges Segment und erleidet einen Treffer, wird sie beim letzten Checkpoint mit sechs Segmenten wiederbelebt und muss den Levelabschnitt nochmal spielen. </text:p>
      <text:p text:style-name="P22"/>
      <text:p text:style-name="P22">Um den Nachteil eines langen Körpers beim Ausweichen von Gegnern und Gefahren ein wenig auszugleichen, kann sich Eruca beim Drücken einer Taste zusammenziehen und nimmt dann nur noch einen Bruchteil ihrer eigentlichen Länge ein. So kann sicher in engen <text:s/>Gebieten navigiert werden. </text:p>
      <text:p text:style-name="P22"/>
      <text:p text:style-name="P23">Das Einsammeln von <text:span text:style-name="T26">Pflaumen und Kirschen</text:span> bringt dem Spieler Punkte <text:span text:style-name="T26">(dabei geben Pflaumen 5 und Kirschen 20 Punkte) </text:span>, die am Ende des Spiels mit der Anzahl an Segmenten, mit der man das Level beendet hat, multipliziert werden. Jeder Tod, den Eruca erlitten hat, dekrementiert den Multiplikator, ohne ihn jemals unter Null zu bringen. Die minimale Punktzahl ist also 0. Der Punktestand kann am Ende bei Bedarf in eine Liste eingetragen werden. <text:s/></text:p>
      <text:p text:style-name="P20"/>
      <text:p text:style-name="_5b_Basic_20_Paragraph_5d_"><text:span text:style-name="h2"><text:span text:style-name="T2">Setting / World</text:span></text:span></text:p>
      <text:p text:style-name="_5b_Basic_20_Paragraph_5d_"><text:span text:style-name="p-Erläuterungen"><text:span text:style-name="T12">Wann, Wo. </text:span></text:span></text:p>
      <text:p text:style-name="_5b_Basic_20_Paragraph_5d_"><text:span text:style-name="p-Erläuterungen"><text:span text:style-name="T12">Landschaft, Umgebung, Physik: Darstellung der Spielewelt – Perspektive, Stil, Leveldesign. Grenzen der Maps, Bedingungen für das Begehen der Maps. Spawn-Punkte für Einheiten, Objekte. Kann sehr detailliert werden: genaue Beschreibung von Maps, Missionen, Kampagnen. </text:span></text:span></text:p>
      <text:p text:style-name="P20"/>
      <text:p text:style-name="_5b_Basic_20_Paragraph_5d_"><text:span text:style-name="p-Beispiele"><text:span text:style-name="T11">[Beispiel: Das Spiel findet nur auf der Map statt. Die Karten sind in begehbare und nicht begehbare Gebiete unterteilt. Während sich auf dem begehbaren Gebiet alle Einheiten bewegen können, bleiben die nicht begehbaren den fliegenden Einheiten vorbehalten. Die Karte besitzt mehrere Ebenen, welche an bestimmten Stellen Übergänge aufweisen. Die nächst höhere – oder tiefere – Ebene kann nur über diese Übergänge erreicht werden. Fliegende Einheiten sind nicht an diese Übergänge gebunden. Die Höhenunterschiede auf den Ebenen bieten keine Vor- bzw. Nachteile. Auf der Karte befinden sich Objekte wie Gras, große Steine oder Bäume. Die größeren dieser Objekte erzeugen ein kleines Rechteck unpassierbaren Gebietes. Diese Objekte haben keine Gameplayrelevanz, sondern sind rein ästhetischer Natur. Auf der Karte sind 2 Rohstoffe verteilt: Mineralien </text:span></text:span><text:soft-page-break/><text:span text:style-name="p-Beispiele"><text:span text:style-name="T11">und Vespin-Gas. Diese Rohstoffe können von der Spielfigur gesammelt werden, um sich weiter zu entwickeln. </text:span></text:span></text:p>
      <text:p text:style-name="_5b_Basic_20_Paragraph_5d_"><text:span text:style-name="p-Beispiele"><text:span text:style-name="T11">(aus: Beschreibung einer Starcraft-Map, Michael Kring, 2005)]</text:span></text:span></text:p>
      <text:p text:style-name="_5b_Basic_20_Paragraph_5d_"><text:span text:style-name="p-Beispiele"><text:span text:style-name="T11"/></text:span></text:p>
      <text:p text:style-name="P14"><text:span text:style-name="p-Beispiele"><text:span text:style-name="T19">Das Level von „Eruca – Soon a Coocoon“ ist auf einer grünen Wiese angesiedelt, mit Gras, das im Hintergrund wächst und Wildleben aus dem Insektenbereich. Man sieht die Umgebung als 2D-Seitenansicht, welche in einem Wasserfarben- bzw. Aquarellstil handgemalt wurde um eine idyllische Atmosphäre zu erzeugen. </text:span></text:span></text:p>
      <text:p text:style-name="P14"><text:span text:style-name="p-Beispiele"><text:span text:style-name="T19"/></text:span></text:p>
      <text:p text:style-name="P14"><text:span text:style-name="p-Beispiele"><text:span text:style-name="T19">Das Level beginnt mit Eruca auf einer freien Fläche, auf der der Spieler </text:span></text:span><text:span text:style-name="p-Beispiele"><text:span text:style-name="T20">erst mal</text:span></text:span><text:span text:style-name="p-Beispiele"><text:span text:style-name="T19"> das Bewegen der Spielfigur ausprobieren kann. Am rechten Rand sieht man einen kleinen Plattformstumpf, aus dem nach links eine weitere Plattform ragt. In der Ecke unter der horizontalen Plattform befindet sich eine Erdbeere. </text:span></text:span></text:p>
      <text:p text:style-name="P14"><text:span text:style-name="p-Beispiele"><text:span text:style-name="T19">Nachdem der Spieler gelernt hat, was die Erdbeere macht und wie man über die Plattform springt, kommt er zu einem Abschnitt in dem er entweder über eine Plattform springen kann um einen Abgrund zu überwinden oder eine Route weiter unten nehmen kann. <text:s/></text:span></text:span></text:p>
      <text:p text:style-name="P24">Im Anschluss wird der Spieler mit den ersten beweglichen Plattformen konfrontiert, die ihm dabei helfen über einen Abgrund zu springen.</text:p>
      <text:p text:style-name="P24">Es folgt die Einführung der Kontraktionsfähigeit durch ein stampfendes Tier, von welchem nur die Beine zu sehen sind. Diese bewegen sich rhytmischen Bewegungen von oben nach unten und können nur durchquert werden, wenn sich die Raupe in den Zwischenräumen zwischen den Beinen zusammenzieht und geduldig wartet bis sich eine Lücke bildet.</text:p>
      <text:p text:style-name="P25">Danach muss sich die Raupe auf vertikal angeordneten Plateaus hocharbeiten um auf herunterfallenden Blättern wieder sicher auf gen Boden zu segeln. </text:p>
      <text:p text:style-name="P25"><text:span text:style-name="T25">Die nächste Herausforderung befindet sich unter der Erde</text:span>. Dort lauern einige Rhinozeros-Käfer, die beim Anblick von Eruca auf sie zu stürmen.</text:p>
      <text:p text:style-name="P25">Hat der Spieler dies gemeistert, wartet eine <text:span text:style-name="T25">V</text:span>erfolgungsjagd mit einem Maulwu<text:span text:style-name="T25">r</text:span>f auf sie, in der sie vor dem aufgeschreckten Nager davon laufen muss um schließlich <text:span text:style-name="T25">auf</text:span> einem Picknick-Tisch zu landen. Dort findet sie nach einer Begegnung mit einer Spinnenfamilie endlich die große Erdbeere und das Level ist beendet.</text:p>
      <text:p text:style-name="P2"><text:span text:style-name="h2"><text:span text:style-name="T13"/></text:span></text:p>
      <text:p text:style-name="_5b_Basic_20_Paragraph_5d_"><text:span text:style-name="h2"><text:span text:style-name="T2">Charaktere</text:span></text:span></text:p>
      <text:p text:style-name="P3"><text:span text:style-name="p-Eigene-Inhalte"><text:span text:style-name="T13"/></text:span></text:p>
      <text:p text:style-name="_5b_Basic_20_Paragraph_5d_"><text:span text:style-name="p-Eigene-Inhalte"><text:span text:style-name="T3">Raupe<text:tab/><text:tab/><text:tab/>Eruca<text:tab/><text:tab/>(Spieler)</text:span></text:span></text:p>
      <text:p text:style-name="_5b_Basic_20_Paragraph_5d_"><text:span text:style-name="p-Eigene-Inhalte"><text:span text:style-name="T3">Die junge Raupe Eruca macht sich auf die Reise um die Welt zu entdecken. </text:span></text:span><text:span text:style-name="p-Eigene-Inhalte"><text:span text:style-name="T10">Sieher Kapitel Gameplay.</text:span></text:span></text:p>
      <text:p text:style-name="P3"><text:span text:style-name="p-Eigene-Inhalte"><text:span text:style-name="T13"/></text:span></text:p>
      <text:p text:style-name="_5b_Basic_20_Paragraph_5d_"><text:span text:style-name="p-Eigene-Inhalte"><text:span text:style-name="T3">Marienkäfer<text:tab/><text:tab/><text:tab/><text:tab/>(Gegner)</text:span></text:span></text:p>
      <text:p text:style-name="P15"><text:span text:style-name="p-Eigene-Inhalte"><text:span text:style-name="T15">Die Marienkäfer bewegen sich auf geraden Linien hin und her und patrouillieren durch die Level. Bei Kontakt mit ihnen wird Eruca zurück geworfen und verliert ein Segment.</text:span></text:span></text:p>
      <text:p text:style-name="P15"><text:span text:style-name="p-Eigene-Inhalte"><text:span text:style-name="T15"/></text:span></text:p>
      <text:p text:style-name="_5b_Basic_20_Paragraph_5d_"><text:span text:style-name="p-Eigene-Inhalte"><text:span text:style-name="T3">Wespen<text:tab/><text:tab/><text:tab/><text:tab/><text:tab/></text:span></text:span></text:p>
      <text:p text:style-name="P16"><text:span text:style-name="p-Eigene-Inhalte"><text:span text:style-name="T10">Wespen bewegen sich durch die Luft und behindern den Spieler beim springen. Sie werden aber selten mehr als einmal gesehen, da sie sich in eine Richtung bewegen und nicht umkehren.</text:span></text:span></text:p>
      <text:p text:style-name="P3"><text:span text:style-name="p-Eigene-Inhalte"><text:span text:style-name="T13"/></text:span></text:p>
      <text:p text:style-name="P16"><text:span text:style-name="p-Eigene-Inhalte"><text:span text:style-name="T10">Rhinozeros-Käfer:</text:span></text:span></text:p>
      <text:p text:style-name="P16"><text:span text:style-name="p-Eigene-Inhalte"><text:span text:style-name="T10">Diese Käfer warten bis sie Eruca in ihrer Sichtlinie haben. Wenn sie die Raupe erspäht haben, stürmen sie auf den Spieler zu, aber nur bis zu einem gewissen Punkt. Danach drehen sie um und kehren an ihre Ausgangsposition zurück.</text:span></text:span></text:p>
      <text:p text:style-name="P16"><text:soft-page-break/><text:span text:style-name="p-Eigene-Inhalte"><text:span text:style-name="T10"/></text:span></text:p>
      <text:p text:style-name="_5b_Basic_20_Paragraph_5d_"><text:span text:style-name="p-Erläuterungen"><text:span text:style-name="T12">Wann, Wer.</text:span></text:span></text:p>
      <text:p text:style-name="_5b_Basic_20_Paragraph_5d_"><text:span text:style-name="p-Erläuterungen"><text:span text:style-name="T12">Das Wichtigste: der Avatar (falls vorhanden -&gt; nicht alle Spiele haben einen Avatar), wenn er die Spielerfigur repräsentiert. Das sind die typischen Formulierungen: „Der Spieler schlüpft in die Rolle …“ – das geht auch besser. Beschreiben Sie den Konflikt, mit dem der Spieler konfrontiert wird. Wenn Sie es gut machen, brennt der Spieler darauf, diese Figur zu übernehmen!</text:span></text:span></text:p>
      <text:p text:style-name="P20"/>
      <text:p text:style-name="_5b_Basic_20_Paragraph_5d_"><text:span text:style-name="h2"><text:span text:style-name="T2">Spielregeln und Balancing</text:span></text:span></text:p>
      <text:p text:style-name="_5b_Basic_20_Paragraph_5d_"><text:span text:style-name="p-Erläuterungen"><text:span text:style-name="T12">Je nach Spielprinzip kann dieser Punkt auch sehr viel weiter oben stehen.</text:span></text:span></text:p>
      <text:p text:style-name="_5b_Basic_20_Paragraph_5d_"><text:span text:style-name="p-Erläuterungen"><text:span text:style-name="T12">Bei Poker/Skat usw.: ganz oben. Bei eher storylastigen Spielen: weiter unten. Es kann sogar sein, dass dies kein eigener Punkt ist, weil es keine oder kaum explizite, sondern nur implizite Regeln gibt, welche dann über das Gameplay abgebildet werden. Dann entfällt dieser Punkt sogar zugunsten des Punktes „Gameplay“.</text:span></text:span></text:p>
      <text:p text:style-name="P4"><text:span text:style-name="p-Erläuterungen"><text:span text:style-name="T13"/></text:span></text:p>
      <text:p text:style-name="_5b_Basic_20_Paragraph_5d_"><text:span text:style-name="p-Erläuterungen"><text:span text:style-name="T12"><text:s/>Je nach Spielprinzip ist es notwendig, bereits vor der Produktionsphase Balancing-Struktur und Abläufe genau festzulegen. Diese sollten so aufgebaut sein, dass sie während der gesamten Produktion dynamisch sind.</text:span></text:span></text:p>
      <text:p text:style-name="_5b_Basic_20_Paragraph_5d_"><text:span text:style-name="p-Erläuterungen"><text:span text:style-name="T12"/></text:span></text:p>
      <text:p text:style-name="P16"><text:span text:style-name="p-Erläuterungen"><text:span text:style-name="T20">Siehe Kapitel Gameplay.</text:span></text:span></text:p>
      <text:p text:style-name="P20"/>
      <text:p text:style-name="P20"/>
      <text:p text:style-name="_5b_Basic_20_Paragraph_5d_"><text:span text:style-name="h2"><text:span text:style-name="T2">Spielerführung</text:span></text:span></text:p>
      <text:p text:style-name="_5b_Basic_20_Paragraph_5d_"><text:span text:style-name="p-Erläuterungen"><text:span text:style-name="T12">Festlegung der benötigten Fähigkeiten des Spielers:</text:span></text:span></text:p>
      <text:p text:style-name="_5b_Basic_20_Paragraph_5d_"><text:span text:style-name="p-Erläuterungen"><text:span text:style-name="T12">Hier beschreiben Sie, welche Voraussetzungen Sie vom Spieler erwarten. Ausgehend von der Beschreibung der Zielgruppe gehen Sie hier auf den Spielertyp ein.</text:span></text:span></text:p>
      <text:p text:style-name="P4"><text:span text:style-name="p-Erläuterungen"><text:span text:style-name="T13"/></text:span></text:p>
      <text:p text:style-name="_5b_Basic_20_Paragraph_5d_"><text:span text:style-name="p-Erläuterungen"><text:span text:style-name="T12">Spielertyp (z.B. Archiver, Explorer, Socialiser, Killer [Typ1 oder 2])</text:span></text:span></text:p>
      <text:p text:style-name="_5b_Basic_20_Paragraph_5d_"><text:span text:style-name="p-Erläuterungen"><text:span text:style-name="T12">Schwierigkeitsgrad (statische Auswahl, dynamische Anpassung)</text:span></text:span></text:p>
      <text:p text:style-name="P20"/>
      <text:p text:style-name="_5b_Basic_20_Paragraph_5d_"><text:span text:style-name="h2"><text:span text:style-name="T2">Festlegung der Handlungsoptionen des Spielers - Steuerung</text:span></text:span></text:p>
      <text:p text:style-name="P20"/>
      <text:p text:style-name="_5b_Basic_20_Paragraph_5d_"><text:span text:style-name="p-Erläuterungen"><text:span text:style-name="T12">Handlungsoptionen des Spieler = Entscheidungen, die der Spieler treffen kann – werden über Steuerung abgebildet. Hier bietet sich eine anschauliche Visualisierung an:</text:span></text:span></text:p>
      <text:p text:style-name="P4"><text:span text:style-name="p-Erläuterungen"><text:span text:style-name="T13"/></text:span></text:p>
      <text:p text:style-name="P17"><text:span text:style-name="p-Erläuterungen"><text:span text:style-name="T21">A / Pfeiltaste links: Beschleunigt Eruca nach links</text:span></text:span></text:p>
      <text:p text:style-name="P17"><text:span text:style-name="p-Erläuterungen"><text:span text:style-name="T21"/></text:span></text:p>
      <text:p text:style-name="P17"><text:span text:style-name="p-Erläuterungen"><text:span text:style-name="T21">D / Pfeiltaste rechts: Beschleunigt Eruca nach rechts</text:span></text:span></text:p>
      <text:p text:style-name="P17"><text:span text:style-name="p-Erläuterungen"><text:span text:style-name="T21"/></text:span></text:p>
      <text:p text:style-name="P17"><text:span text:style-name="p-Erläuterungen"><text:span text:style-name="T21">Leertaste: Lässt Eruca springen</text:span></text:span></text:p>
      <text:p text:style-name="P17"><text:span text:style-name="p-Erläuterungen"><text:span text:style-name="T21"/></text:span></text:p>
      <text:p text:style-name="P17"><text:span text:style-name="p-Erläuterungen"><text:span text:style-name="T21">Shift links: Lässt Eruca sich zusammenziehen</text:span></text:span></text:p>
      <text:p text:style-name="P20"/>
      <text:p text:style-name="_5b_Basic_20_Paragraph_5d_"><text:span text:style-name="h2"><text:span text:style-name="T2">Handlungsoptionen der Figur</text:span></text:span></text:p>
      <text:p text:style-name="P20"/>
      <text:p text:style-name="_5b_Basic_20_Paragraph_5d_"><text:span text:style-name="p-Erläuterungen"><text:span text:style-name="T12">Hier werden die Features zusammen gefasst, die den Figuren zur Verfügung stehen.</text:span></text:span></text:p>
      <text:p text:style-name="_5b_Basic_20_Paragraph_5d_"><text:span text:style-name="p-Erläuterungen"><text:span text:style-name="T12">Bewegen im Raum (gehen, laufen, springen, klettern, hangeln usw., angeben: springen: wie hoch, klettern: worauf / woran usw.)</text:span></text:span></text:p>
      <text:p text:style-name="_5b_Basic_20_Paragraph_5d_"><text:span text:style-name="p-Erläuterungen"><text:span text:style-name="T12">Welche Eingrenzungen werden jeweils durch das Leveldesign gegeben</text:span></text:span></text:p>
      <text:p text:style-name="_5b_Basic_20_Paragraph_5d_"><text:soft-page-break/><text:span text:style-name="p-Erläuterungen"><text:span text:style-name="T12">Bewegungsmöglichkeiten im Raum: Frei (3D) oder seitlich (vor/zurück/hoch/runter) oder Iso</text:span></text:span></text:p>
      <text:p text:style-name="_5b_Basic_20_Paragraph_5d_"><text:span text:style-name="p-Erläuterungen"><text:span text:style-name="T12">Umsehen (oben, unten, rechts, links)</text:span></text:span></text:p>
      <text:p text:style-name="_5b_Basic_20_Paragraph_5d_"><text:span text:style-name="p-Erläuterungen"><text:span text:style-name="T12">Kollisionen = Veränderung der Umgebung</text:span></text:span></text:p>
      <text:p text:style-name="_5b_Basic_20_Paragraph_5d_"><text:span text:style-name="p-Erläuterungen"><text:span text:style-name="T12">Objekte aufnehmen</text:span></text:span></text:p>
      <text:p text:style-name="_5b_Basic_20_Paragraph_5d_"><text:span text:style-name="p-Erläuterungen"><text:span text:style-name="T12">Wegnehmen / zurücklegen</text:span></text:span></text:p>
      <text:p text:style-name="_5b_Basic_20_Paragraph_5d_"><text:span text:style-name="p-Erläuterungen"><text:span text:style-name="T12">Verändern / zerstören</text:span></text:span></text:p>
      <text:p text:style-name="_5b_Basic_20_Paragraph_5d_"><text:span text:style-name="p-Erläuterungen"><text:span text:style-name="T12">Bauen / kombinieren</text:span></text:span></text:p>
      <text:p text:style-name="_5b_Basic_20_Paragraph_5d_"><text:span text:style-name="p-Erläuterungen"><text:span text:style-name="T12">Jeweils Bedingungen beschreiben</text:span></text:span></text:p>
      <text:p text:style-name="_5b_Basic_20_Paragraph_5d_"><text:span text:style-name="p-Erläuterungen"><text:span text:style-name="T12">Objekte</text:span></text:span></text:p>
      <text:p text:style-name="_5b_Basic_20_Paragraph_5d_"><text:span text:style-name="p-Erläuterungen"><text:span text:style-name="T12">Können hier beschrieben werden oder unter „Assets“. Definiert werden die Features und das Aussehen der Objekte.</text:span></text:span></text:p>
      <text:p text:style-name="_5b_Basic_20_Paragraph_5d_"><text:span text:style-name="p-Erläuterungen"><text:span text:style-name="T12"/></text:span></text:p>
      <text:p text:style-name="P17"><text:span text:style-name="p-Erläuterungen"><text:span text:style-name="T21">Eruca kann:</text:span></text:span></text:p>
      <text:p text:style-name="P17"><text:span text:style-name="p-Erläuterungen"><text:span text:style-name="T21"><text:tab/>- Rennen in verschiedenen Geschwindigkeiten, nach rechts oder links</text:span></text:span></text:p>
      <text:p text:style-name="P17"><text:span text:style-name="p-Erläuterungen"><text:span text:style-name="T21"><text:tab/>- Springen, in verschiedenen Höhen, auch an vertikalen Flächen hoch</text:span></text:span></text:p>
      <text:p text:style-name="P17"><text:span text:style-name="p-Erläuterungen"><text:span text:style-name="T21"><text:tab/>- Sich zusammenziehen</text:span></text:span></text:p>
      <text:p text:style-name="P20"/>
      <text:p text:style-name="P20"><text:span text:style-name="h2"><text:span text:style-name="T2"/></text:span></text:p>
      <text:p text:style-name="_5b_Basic_20_Paragraph_5d_"><text:span text:style-name="h2"><text:span text:style-name="T2">Hauptmenü</text:span></text:span></text:p>
      <text:p text:style-name="_5b_Basic_20_Paragraph_5d_"><text:span text:style-name="p-Erläuterungen"><text:span text:style-name="T12">Neu, laden, speichern, Spiel-/Graphik-/Audiooptionen, Credits usw. Das Hauptmenü ist dem Spiel in der Regel vorgelagert oder im Spiel, z.B. durch Drücken einer Taste, abrufbar.</text:span></text:span></text:p>
      <text:p text:style-name="P4"><text:span text:style-name="p-Erläuterungen"><text:span text:style-name="T13"/></text:span></text:p>
      <text:p text:style-name="_5b_Basic_20_Paragraph_5d_"><text:span text:style-name="p-Erläuterungen"><text:span text:style-name="T12">Abbildung 1: „Auf der Suche nach den verlorenen Kilowatt”, Hauptmenü-Konzept von Tommy Schmitt, 2010</text:span></text:span></text:p>
      <text:p text:style-name="_5b_Basic_20_Paragraph_5d_"><text:span text:style-name="p-Erläuterungen"><text:span text:style-name="T12"/></text:span></text:p>
      <text:p text:style-name="P17"><text:span text:style-name="p-Erläuterungen"><text:span text:style-name="T21">Das Hauptmenü erlaubt dem Spieler das Spiel zu beenden oder das Level zu starten. Hat der Spieler das Level beendet, gelangt er in einen Scorescreen, in dem er seinen Namen eingeben und seinen Punktestand speichern kann. Hier werden auch die zehn besten Punktestände von allen Spielern angezeigt. Man kann sich entscheiden das Level nochmal zu spielen oder das Spiel zu beenden.</text:span></text:span></text:p>
      <text:p text:style-name="_5b_Basic_20_Paragraph_5d_"><text:span text:style-name="p-Erläuterungen"><text:span text:style-name="T12"/></text:span></text:p>
      <text:p text:style-name="P4"><text:span text:style-name="p-Erläuterungen"><text:span text:style-name="T13"/></text:span></text:p>
      <text:p text:style-name="_5b_Basic_20_Paragraph_5d_"><text:span text:style-name="h2"><text:span text:style-name="T2">Spielmenü - Ingame Interface</text:span></text:span></text:p>
      <text:p text:style-name="_5b_Basic_20_Paragraph_5d_"><text:span text:style-name="p-Erläuterungen"><text:span text:style-name="T12">Im Unterschied zum Hauptmenü werden hier die Ingame-Anzeigen dargestellt.</text:span></text:span></text:p>
      <text:p text:style-name="P4"><text:span text:style-name="p-Erläuterungen"><text:span text:style-name="T13"/></text:span></text:p>
      <text:p text:style-name="P27"><text:span text:style-name="p-Erläuterungen"><text:span text:style-name="T17">Während des Spiels wird dem Spieler in der oberen linken Ecke sein Punktestand und sein aktueller Multiplikator angezeigt. Seine Lebensanzeige ergibt sich aus dem Raupenkörper.</text:span></text:span></text:p>
      <text:p text:style-name="P4"><text:span text:style-name="p-Erläuterungen"><text:span text:style-name="T13"/></text:span></text:p>
      <text:p text:style-name="_5b_Basic_20_Paragraph_5d_"><text:span text:style-name="p-Erläuterungen"><text:span text:style-name="T12">Abbildung 2: “Cave Wars”: Entwurf des Ingame-Interfaces, Diana Schiefer, 2011</text:span></text:span></text:p>
      <text:p text:style-name="_5b_Basic_20_Paragraph_5d_"><text:span text:style-name="h2"><text:span text:style-name="T2">Assets und Datenkonventionen</text:span></text:span></text:p>
      <text:p text:style-name="_5b_Basic_20_Paragraph_5d_"><text:span text:style-name="p-Erläuterungen"><text:span text:style-name="T12">Liste der verwendeten Dateien (Dateiendungen) sowie Angaben beispielsweise zur Auflösung von Artworks.</text:span></text:span></text:p>
      <text:p text:style-name="P20"/>
      <text:p text:style-name="P20"/>
      <text:p text:style-name="P20"/>
      <text:p text:style-name="_5b_Basic_20_Paragraph_5d_"><text:span text:style-name="h2"><text:span text:style-name="T2">Charaktere</text:span></text:span></text:p>
      <text:p text:style-name="P20"/>
      <text:p text:style-name="_5b_Basic_20_Paragraph_5d_"><text:soft-page-break/><text:span text:style-name="p-Erläuterungen"><text:span text:style-name="T12">Abbildung 3: „AUF DER SUCHE NACH DEN VERLORENEN KILOWATT”, VON TOMMY SCHMITT, 2010</text:span></text:span></text:p>
      <text:p text:style-name="P20"/>
      <text:p text:style-name="P20"/>
      <text:p text:style-name="_5b_Basic_20_Paragraph_5d_"><text:span text:style-name="h2"><text:span text:style-name="T2">Objekte</text:span></text:span></text:p>
      <text:p text:style-name="P20"/>
      <text:p text:style-name="_5b_Basic_20_Paragraph_5d_"><text:span text:style-name="p-Erläuterungen"><text:span text:style-name="T12">Abbildung 4: „AUF DER SUCHE NACH DEN VERLORENEN KILOWATT” VON TOMMY SCHMITT, 2010</text:span></text:span></text:p>
      <text:p text:style-name="_5b_Basic_20_Paragraph_5d_"><text:span text:style-name="h2"><text:span text:style-name="T2">Hintergründe</text:span></text:span></text:p>
      <text:p text:style-name="P20"/>
      <text:p text:style-name="_5b_Basic_20_Paragraph_5d_"><text:span text:style-name="p-Erläuterungen"><text:span text:style-name="T12">Abbildung 5: Macchinarium, Daedalic 2010</text:span></text:span></text:p>
      <text:p text:style-name="_5b_Basic_20_Paragraph_5d_"><text:span text:style-name="h2"><text:span text:style-name="T2">Sounds</text:span></text:span></text:p>
      <text:p text:style-name="_5b_Basic_20_Paragraph_5d_"><text:span text:style-name="h2"><text:span text:style-name="T2">Musik, Soundtrack</text:span></text:span></text:p>
      <text:p text:style-name="_5b_Basic_20_Paragraph_5d_"><text:span text:style-name="h2"><text:span text:style-name="T2">Ingame-Sound-Design</text:span></text:span></text:p>
      <text:p text:style-name="_5b_Basic_20_Paragraph_5d_"><text:span text:style-name="h2"><text:span text:style-name="T2">Kampfsystem</text:span></text:span></text:p>
      <text:p text:style-name="_5b_Basic_20_Paragraph_5d_"><text:span text:style-name="h2"><text:span text:style-name="T2">Genaue Ausführung des Kampfsystems</text:span></text:span><text:span text:style-name="p-Erläuterungen"><text:span text:style-name="T12"> (falls vorhanden).</text:span></text:span></text:p>
      <text:p text:style-name="_5b_Basic_20_Paragraph_5d_"><text:span text:style-name="p-Erläuterungen"><text:span text:style-name="T12">Beispiel:</text:span></text:span></text:p>
      <text:p text:style-name="_5b_Basic_20_Paragraph_5d_"><text:span text:style-name="p-Erläuterungen"><text:span text:style-name="T12">Initialisierung: </text:span></text:span></text:p>
      <text:p text:style-name="_5b_Basic_20_Paragraph_5d_"><text:span text:style-name="p-Erläuterungen"><text:span text:style-name="T12">Berechnung der Waffen, Schilde, Hülle (Die Hülle ist gleich (Metallkosten plus Kristallkosten) durch 10) unter Einbeziehung ihrer Techniken </text:span></text:span></text:p>
      <text:p text:style-name="_5b_Basic_20_Paragraph_5d_"><text:span text:style-name="p-Erläuterungen"><text:span text:style-name="T12">Jede Runde (maximal 6) </text:span></text:span></text:p>
      <text:p text:style-name="_5b_Basic_20_Paragraph_5d_"><text:span text:style-name="p-Erläuterungen"><text:span text:style-name="T12">Schilde werden aufgeladen </text:span></text:span></text:p>
      <text:p text:style-name="_5b_Basic_20_Paragraph_5d_"><text:span text:style-name="p-Erläuterungen"><text:span text:style-name="T12">Angreifer und Verteidiger schießen aufeinander (Reihenfolge der angreifenden Schiffe wie im KB: zuerst der Kleine Transporter, zum Schluss der Todesstern bzw. die Große Schildkuppel) </text:span></text:span></text:p>
      <text:p text:style-name="_5b_Basic_20_Paragraph_5d_"><text:span text:style-name="p-Erläuterungen"><text:span text:style-name="T12">Zufällige Auswahl einer gegnerischen Einheit </text:span></text:span></text:p>
      <text:p text:style-name="_5b_Basic_20_Paragraph_5d_"><text:span text:style-name="p-Erläuterungen"><text:span text:style-name="T12">Schild des angegriffenen Schiffes absorbiert so viel Schaden wie nur möglich, dabei wird die Schildladung entsprechend abgebaut </text:span></text:span></text:p>
      <text:p text:style-name="_5b_Basic_20_Paragraph_5d_"><text:span text:style-name="p-Erläuterungen"><text:span text:style-name="T12">Sollte der Schaden geringer als 1% des maximalen Schildwertes des Verteidigers sein, dann wird dieser Schaden ignoriert, so dass Schildladung und Hülle durch diesen Schuss nicht verändert werden. </text:span></text:span></text:p>
      <text:p text:style-name="_5b_Basic_20_Paragraph_5d_"><text:span text:style-name="p-Erläuterungen"><text:span text:style-name="T12">Restliche Schusskraft greift die Hülle an </text:span></text:span></text:p>
      <text:p text:style-name="_5b_Basic_20_Paragraph_5d_"><text:span text:style-name="p-Erläuterungen"><text:span text:style-name="T12">Hat die Hülle mehr als 30% Schaden, dann kann das angegriffene Schiff mit der gleichen Prozentzahl die es an Schaden hat, auch das Explosionsflag gesetzt bekommen (z. B. 35% Schaden -&gt; 35%ige Chance auf setzen des Explosionsflag).</text:span></text:span></text:p>
      <text:p text:style-name="_5b_Basic_20_Paragraph_5d_"><text:span text:style-name="p-Erläuterungen"><text:span text:style-name="T12">Wenn ein Schiff eine andere Einheit trifft, hat es zusätzlich noch die Möglichkeit, erneut feuern zu dürfen (siehe Rapidfire) </text:span></text:span></text:p>
      <text:p text:style-name="_5b_Basic_20_Paragraph_5d_"><text:span text:style-name="p-Erläuterungen"><text:span text:style-name="T12">Alle Schiffe, die nach einer Runde das Explosionsflag besitzen, werden aus dem Kampf entfernt. </text:span></text:span></text:p>
      <text:p text:style-name="_5b_Basic_20_Paragraph_5d_"><text:span text:style-name="p-Erläuterungen"><text:span text:style-name="T12">Kampfausgang </text:span></text:span></text:p>
      <text:p text:style-name="_5b_Basic_20_Paragraph_5d_"><text:span text:style-name="p-Erläuterungen"><text:span text:style-name="T12">Derjenige, der überlebt (also noch Einheiten besitzt), gewinnt auch. Wenn beide noch Einheiten besitzen, dann ist der Kampf unentschieden und die restlichen Schiffe vom Angreifer fliegen zum Ursprungsplaneten zurück </text:span></text:span></text:p>
      <text:p text:style-name="_5b_Basic_20_Paragraph_5d_"><text:span text:style-name="p-Erläuterungen"><text:span text:style-name="T12">Kämpfen 2 Flotten gegeneinander, die in der ersten Runde zu wenig Hüllenschaden erzeugen (beispielsweise, weil alles von den Schilden abgehalten wird), so wird der Kampf ebenfalls mit einem Unentschieden abgebrochen - Allerdings schon nach der ersten Runde. </text:span></text:span></text:p>
      <text:p text:style-name="_5b_Basic_20_Paragraph_5d_"><text:span text:style-name="p-Erläuterungen"><text:span text:style-name="T12">Der Angreifer kann im Falle eines Sieges max. 50% der vorhandenen Ressourcen des Verteidigers als Beute mitnehmen. </text:span></text:span></text:p>
      <text:p text:style-name="_5b_Basic_20_Paragraph_5d_"><text:soft-page-break/><text:span text:style-name="p-Erläuterungen"><text:span text:style-name="T12">Beim Verteidiger werden nun mittels einer Zufallszahl die Verteidigungsanlagen pro Typ zu 60% - 80% vollständig repariert; wenn ein Einheitentyp kleiner gleich 10 ist, dann erfolgt eine eigenständige Berechnung des Wiederaufbaus je Verteidigungseinheit mit einer Chance von 70%. Ein Ingenieur halbiert die Wahrscheinlichkeit eines Nichtwiederaufbaus, d.h. erhöht die Reparaturquote auf 80%-90%. </text:span></text:span></text:p>
      <text:p text:style-name="P4"><text:span text:style-name="p-Erläuterungen"><text:span text:style-name="T13"/></text:span></text:p>
      <text:p text:style-name="P4"><text:span text:style-name="p-Erläuterungen"><text:span text:style-name="T13"/></text:span></text:p>
      <text:p text:style-name="_5b_Basic_20_Paragraph_5d_"><text:span text:style-name="p-Erläuterungen"><text:span text:style-name="T12">Multiplayer / Internet / Network</text:span></text:span></text:p>
      <text:p text:style-name="_5b_Basic_20_Paragraph_5d_"><text:span text:style-name="p-Erläuterungen"><text:span text:style-name="T12">KI</text:span></text:span></text:p>
      <text:p text:style-name="_5b_Basic_20_Paragraph_5d_"><text:span text:style-name="p-Erläuterungen"><text:span text:style-name="T12">Support</text:span></text:span></text:p>
      <text:p text:style-name="_5b_Basic_20_Paragraph_5d_"><text:span text:style-name="p-Erläuterungen"><text:span text:style-name="T12">Team</text:span></text:span></text:p>
      <text:p text:style-name="_5b_Basic_20_Paragraph_5d_"><text:span text:style-name="p-Erläuterungen"><text:span text:style-name="T12">Prototypenkonzept</text:span></text:span></text:p>
      <text:p text:style-name="_5b_Basic_20_Paragraph_5d_"><text:span text:style-name="p-Erläuterungen"><text:span text:style-name="T12">Sonstiges</text:spa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Liberation Serif" svg:font-family="'Liberation Serif'" style:font-family-generic="roman" style:font-pitch="variable"/>
    <style:font-face style:name="Ruda" svg:font-family="Ruda" style:font-family-generic="roman" style:font-pitch="variable"/>
    <style:font-face style:name="Ruda-Bold" svg:font-family="Ruda-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nionPro-Regular" svg:font-family="MinionPro-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5b_No_20_Paragraph_20_Style_5d_" style:display-name="[No Paragraph Style]"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middle" style:writing-mode="lr-tb"/>
      <style:text-properties fo:color="#000000" style:text-line-through-style="none" style:text-line-through-type="none" style:font-name="Ruda-Bold" fo:font-family="Ruda-Bold" style:font-family-generic="roman" style:font-pitch="variable" fo:font-size="12pt" fo:letter-spacing="normal" fo:font-style="normal" fo:font-weight="normal" style:font-name-asian="MinionPro-Regular" style:font-family-asian="MinionPro-Regular" style:font-family-generic-asian="system" style:font-pitch-asian="variable" style:font-size-asian="12pt" style:font-style-asian="normal" style:font-weight-asian="normal" style:text-emphasize="none" style:text-scale="100%"/>
    </style:style>
    <style:style style:name="_5b_Basic_20_Paragraph_5d_" style:display-name="[Basic Paragraph]" style:family="paragraph" style:parent-style-name="_5b_No_20_Paragraph_20_Style_5d_" style:default-outline-level="">
      <style:paragraph-properties fo:margin-left="0cm" fo:margin-right="0cm" fo:margin-top="0cm" fo:margin-bottom="0cm" style:contextual-spacing="false" fo:text-align="start" style:justify-single-word="false" fo:text-indent="0cm" style:auto-text-indent="false" style:vertical-align="middle"/>
      <style:text-properties fo:color="#000000" style:text-line-through-style="none" style:text-line-through-type="none" fo:font-size="12pt" fo:letter-spacing="normal" fo:font-style="normal" fo:font-weight="normal" style:font-size-asian="12pt" style:font-style-asian="normal" style:font-weight-asian="normal" style:text-emphasize="none" style:text-scale="100%"/>
    </style:style>
    <style:style style:name="h1" style:family="text">
      <style:text-properties fo:color="#000000" style:text-outline="false" fo:font-size="30pt" fo:font-style="normal" fo:font-weight="bold" style:font-size-asian="30pt" style:font-style-asian="normal" style:font-weight-asian="bold"/>
    </style:style>
    <style:style style:name="p-Eigene-Inhalte" style:family="text">
      <style:text-properties fo:color="#000000" style:text-outline="false"/>
    </style:style>
    <style:style style:name="h2" style:family="text">
      <style:text-properties fo:color="#000000" style:text-outline="false" fo:font-size="18pt" fo:font-style="normal" fo:font-weight="bold" style:font-size-asian="18pt" style:font-style-asian="normal" style:font-weight-asian="bold"/>
    </style:style>
    <style:style style:name="p-Beispiele" style:family="text">
      <style:text-properties fo:color="#00ffff" style:text-outline="false"/>
    </style:style>
    <style:style style:name="p-Erläuterungen" style:family="text">
      <style:text-properties fo:color="#d80000" style:text-outline="fals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23:04:15.714500000</meta:creation-date>
    <dc:date>2014-08-28T14:18:32.641000000</dc:date>
    <meta:editing-duration>PT1H40M26S</meta:editing-duration>
    <meta:editing-cycles>8</meta:editing-cycles>
    <meta:generator>LibreOffice/4.2.2.1$Windows_x86 LibreOffice_project/3be8cda0bddd8e430d8cda1ebfd581265cca5a0f</meta:generator>
    <meta:document-statistic meta:table-count="0" meta:image-count="0" meta:object-count="0" meta:page-count="13" meta:paragraph-count="228" meta:word-count="4207" meta:character-count="29280" meta:non-whitespace-character-count="25216"/>
  </office:meta>
</office:document-meta>
</file>